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big_straigh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table:style-name="Default" office:value-type="string" calcext:value-type="string">
            <text:p># x_means</text:p>
          </table:table-cell>
          <table:table-cell table:style-name="Default" office:value-type="string" calcext:value-type="string">
            <text:p><text:s/>y_means</text:p>
          </table:table-cell>
          <table:table-cell table:style-name="Default" office:value-type="string" calcext:value-type="string">
            <text:p><text:s/>theta_means</text:p>
          </table:table-cell>
        </table:table-row>
        <table:table-row table:style-name="ro1">
          <table:table-cell office:value-type="float" office:value="-77.03" calcext:value-type="float">
            <text:p>-77.03</text:p>
          </table:table-cell>
          <table:table-cell office:value-type="float" office:value="-84.5" calcext:value-type="float">
            <text:p>-84.5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-76.948" calcext:value-type="float">
            <text:p>-76.948</text:p>
          </table:table-cell>
          <table:table-cell office:value-type="float" office:value="-84.4152" calcext:value-type="float">
            <text:p>-84.4152</text:p>
          </table:table-cell>
          <table:table-cell office:value-type="float" office:value="-1.7236" calcext:value-type="float">
            <text:p>-1.7236</text:p>
          </table:table-cell>
        </table:table-row>
        <table:table-row table:style-name="ro1">
          <table:table-cell office:value-type="float" office:value="-76.8" calcext:value-type="float">
            <text:p>-76.8</text:p>
          </table:table-cell>
          <table:table-cell office:value-type="float" office:value="-84.28" calcext:value-type="float">
            <text:p>-84.28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-76.9236" calcext:value-type="float">
            <text:p>-76.9236</text:p>
          </table:table-cell>
          <table:table-cell office:value-type="float" office:value="-84.3928" calcext:value-type="float">
            <text:p>-84.3928</text:p>
          </table:table-cell>
          <table:table-cell office:value-type="float" office:value="-1.6198" calcext:value-type="float">
            <text:p>-1.6198</text:p>
          </table:table-cell>
        </table:table-row>
        <table:table-row table:style-name="ro1">
          <table:table-cell office:value-type="float" office:value="-77.02" calcext:value-type="float">
            <text:p>-77.02</text:p>
          </table:table-cell>
          <table:table-cell office:value-type="float" office:value="-84.54" calcext:value-type="float">
            <text:p>-84.54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76.9416" calcext:value-type="float">
            <text:p>-76.9416</text:p>
          </table:table-cell>
          <table:table-cell office:value-type="float" office:value="-84.4672" calcext:value-type="float">
            <text:p>-84.4672</text:p>
          </table:table-cell>
          <table:table-cell office:value-type="float" office:value="-1.6804" calcext:value-type="float">
            <text:p>-1.6804</text:p>
          </table:table-cell>
        </table:table-row>
        <table:table-row table:style-name="ro1">
          <table:table-cell office:value-type="float" office:value="-76.1838" calcext:value-type="float">
            <text:p>-76.1838</text:p>
          </table:table-cell>
          <table:table-cell office:value-type="float" office:value="-83.7212" calcext:value-type="float">
            <text:p>-83.7212</text:p>
          </table:table-cell>
          <table:table-cell office:value-type="float" office:value="-1.5994" calcext:value-type="float">
            <text:p>-1.5994</text:p>
          </table:table-cell>
        </table:table-row>
        <table:table-row table:style-name="ro1">
          <table:table-cell office:value-type="float" office:value="-77.0318" calcext:value-type="float">
            <text:p>-77.0318</text:p>
          </table:table-cell>
          <table:table-cell office:value-type="float" office:value="-84.4996" calcext:value-type="float">
            <text:p>-84.4996</text:p>
          </table:table-cell>
          <table:table-cell office:value-type="float" office:value="-1.619" calcext:value-type="float">
            <text:p>-1.619</text:p>
          </table:table-cell>
        </table:table-row>
        <table:table-row table:style-name="ro1">
          <table:table-cell office:value-type="float" office:value="-76.926" calcext:value-type="float">
            <text:p>-76.926</text:p>
          </table:table-cell>
          <table:table-cell office:value-type="float" office:value="-84.3954" calcext:value-type="float">
            <text:p>-84.3954</text:p>
          </table:table-cell>
          <table:table-cell office:value-type="float" office:value="-1.6422" calcext:value-type="float">
            <text:p>-1.6422</text:p>
          </table:table-cell>
        </table:table-row>
        <table:table-row table:style-name="ro1">
          <table:table-cell office:value-type="float" office:value="-77.02" calcext:value-type="float">
            <text:p>-77.02</text:p>
          </table:table-cell>
          <table:table-cell office:value-type="float" office:value="-84.54" calcext:value-type="float">
            <text:p>-84.54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76.92" calcext:value-type="float">
            <text:p>-76.92</text:p>
          </table:table-cell>
          <table:table-cell office:value-type="float" office:value="-84.39" calcext:value-type="float">
            <text:p>-84.39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float" office:value="-77.02" calcext:value-type="float">
            <text:p>-77.02</text:p>
          </table:table-cell>
          <table:table-cell office:value-type="float" office:value="-84.54" calcext:value-type="float">
            <text:p>-84.54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77.845" calcext:value-type="float">
            <text:p>-77.845</text:p>
          </table:table-cell>
          <table:table-cell office:value-type="float" office:value="-85.268" calcext:value-type="float">
            <text:p>-85.268</text:p>
          </table:table-cell>
          <table:table-cell office:value-type="float" office:value="-1.596" calcext:value-type="float">
            <text:p>-1.596</text:p>
          </table:table-cell>
        </table:table-row>
        <table:table-row table:style-name="ro1">
          <table:table-cell office:value-type="float" office:value="-76.9194" calcext:value-type="float">
            <text:p>-76.9194</text:p>
          </table:table-cell>
          <table:table-cell office:value-type="float" office:value="-84.3892" calcext:value-type="float">
            <text:p>-84.3892</text:p>
          </table:table-cell>
          <table:table-cell office:value-type="float" office:value="-1.613" calcext:value-type="float">
            <text:p>-1.613</text:p>
          </table:table-cell>
        </table:table-row>
        <table:table-row table:style-name="ro1">
          <table:table-cell office:value-type="float" office:value="-76.6964" calcext:value-type="float">
            <text:p>-76.6964</text:p>
          </table:table-cell>
          <table:table-cell office:value-type="float" office:value="-84.152" calcext:value-type="float">
            <text:p>-84.152</text:p>
          </table:table-cell>
          <table:table-cell office:value-type="float" office:value="-1.6008" calcext:value-type="float">
            <text:p>-1.6008</text:p>
          </table:table-cell>
        </table:table-row>
        <table:table-row table:style-name="ro1">
          <table:table-cell office:value-type="float" office:value="-77.02" calcext:value-type="float">
            <text:p>-77.02</text:p>
          </table:table-cell>
          <table:table-cell office:value-type="float" office:value="-84.54" calcext:value-type="float">
            <text:p>-84.54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76.8664" calcext:value-type="float">
            <text:p>-76.8664</text:p>
          </table:table-cell>
          <table:table-cell office:value-type="float" office:value="-84.3408" calcext:value-type="float">
            <text:p>-84.3408</text:p>
          </table:table-cell>
          <table:table-cell office:value-type="float" office:value="-1.954" calcext:value-type="float">
            <text:p>-1.954</text:p>
          </table:table-cell>
        </table:table-row>
        <table:table-row table:style-name="ro1">
          <table:table-cell office:value-type="float" office:value="-77.02" calcext:value-type="float">
            <text:p>-77.02</text:p>
          </table:table-cell>
          <table:table-cell office:value-type="float" office:value="-84.54" calcext:value-type="float">
            <text:p>-84.54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 office:value-type="float" office:value="-75.1368" calcext:value-type="float">
            <text:p>-75.1368</text:p>
          </table:table-cell>
          <table:table-cell office:value-type="float" office:value="-82.7738" calcext:value-type="float">
            <text:p>-82.7738</text:p>
          </table:table-cell>
          <table:table-cell office:value-type="float" office:value="-1.5494" calcext:value-type="float">
            <text:p>-1.5494</text:p>
          </table:table-cell>
        </table:table-row>
        <table:table-row table:style-name="ro1">
          <table:table-cell office:value-type="float" office:value="-77.12" calcext:value-type="float">
            <text:p>-77.12</text:p>
          </table:table-cell>
          <table:table-cell office:value-type="float" office:value="-84.51" calcext:value-type="float">
            <text:p>-84.51</text:p>
          </table:table-cell>
          <table:table-cell office:value-type="float" office:value="-1.59" calcext:value-type="float">
            <text:p>-1.59</text:p>
          </table:table-cell>
        </table:table-row>
        <calcext:conditional-formats>
          <calcext:conditional-format calcext:target-range-address="big_straight.A2:big_straight.A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straight.B2:big_straight.B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big_straight.C2:big_straight.C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0T23:27:54.129614459</dc:date>
    <meta:editing-duration>PT6M32S</meta:editing-duration>
    <meta:editing-cycles>1</meta:editing-cycles>
    <meta:document-statistic meta:table-count="1" meta:cell-count="63" meta:object-count="0"/>
    <meta:generator>LibreOffice/6.0.4.2$Linux_X86_64 LibreOffice_project/00m0$Build-2</meta:generator>
  </office:meta>
</office:document-meta>
</file>